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1000001A33FC0EAA2DBC0DDB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1" svg:font-family="'Courier New'" style:font-family-generic="modern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4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5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8" style:family="paragraph" style:parent-style-name="Footer">
      <style:text-properties officeooo:paragraph-rsid="00192736"/>
    </style:style>
    <style:style style:name="P9" style:family="paragraph" style:parent-style-name="Footer">
      <style:text-properties fo:language="es" fo:country="ES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.4cm" loext:contextual-spacing="false" fo:line-height="150%" fo:text-align="justify" style:justify-single-word="false"/>
      <style:text-properties fo:color="#000000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loext:graphic-properties draw:fill="none"/>
      <style:paragraph-properties fo:margin-left="0.4cm" fo:margin-right="0cm" fo:margin-top="0cm" fo:margin-bottom="0.4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16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3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ca" fo:country="ES" officeooo:paragraph-rsid="0115ba73" style:font-size-asian="10.5pt" style:font-size-complex="12pt" style:font-weight-complex="bold"/>
    </style:style>
    <style:style style:name="P24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ca" fo:country="ES" officeooo:paragraph-rsid="01178d6e" style:font-size-asian="10.5pt" style:font-size-complex="12pt" style:font-weight-complex="bold"/>
    </style:style>
    <style:style style:name="P25" style:family="paragraph" style:parent-style-name="Header" style:list-style-name="L1">
      <loext:graphic-properties draw:fill="none"/>
      <style:paragraph-properties fo:margin-left="0.4cm" fo:margin-right="0cm" fo:margin-top="0cm" fo:margin-bottom="0.3cm" loext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6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3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31" style:family="paragraph" style:parent-style-name="Preformatted_20_Text">
      <style:paragraph-properties fo:line-height="150%"/>
      <style:text-properties officeooo:paragraph-rsid="0115ba73"/>
    </style:style>
    <style:style style:name="P32" style:family="paragraph" style:parent-style-name="Preformatted_20_Text">
      <style:paragraph-properties fo:line-height="150%"/>
      <style:text-properties officeooo:paragraph-rsid="01178d6e"/>
    </style:style>
    <style:style style:name="P33" style:family="paragraph" style:parent-style-name="Preformatted_20_Text">
      <style:paragraph-properties fo:margin-top="0.199cm" fo:margin-bottom="0.3cm" loext:contextual-spacing="false" fo:line-height="100%" fo:text-align="center" style:justify-single-word="false"/>
      <style:text-properties officeooo:paragraph-rsid="0115ba73"/>
    </style:style>
    <style:style style:name="P34" style:family="paragraph" style:parent-style-name="Preformatted_20_Text">
      <style:paragraph-properties fo:margin-top="0.199cm" fo:margin-bottom="0.3cm" loext:contextual-spacing="false" fo:line-height="100%" fo:text-align="center" style:justify-single-word="false"/>
      <style:text-properties officeooo:paragraph-rsid="01178d6e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6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7" style:family="paragraph" style:parent-style-name="Standard" style:list-style-name="L2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8" style:family="paragraph" style:parent-style-name="Standard" style:list-style-name="L2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9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40" style:family="paragraph" style:parent-style-name="Standard" style:list-style-name="L1">
      <loext:graphic-properties draw:fill="none"/>
      <style:paragraph-properties fo:margin-left="0cm" fo:margin-right="0cm" fo:margin-top="0cm" fo:margin-bottom="0.4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.199cm" fo:margin-right="0cm" fo:margin-top="0cm" fo:margin-bottom="0.4cm" loext:contextual-spacing="false" fo:line-height="150%" fo:text-align="justify" style:justify-single-word="false" fo:text-indent="0cm" style:auto-text-indent="false" fo:background-color="transparent" style:text-autospace="non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2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 style:list-style-name="L1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" fo:font-size="12pt" fo:language="ca" fo:country="ES" officeooo:paragraph-rsid="0115ba73" style:font-size-asian="10.5pt" style:font-size-complex="12pt" style:font-weight-complex="bold"/>
    </style:style>
    <style:style style:name="P49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50" style:family="paragraph" style:parent-style-name="Table_20_Contents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56" style:family="paragraph" style:parent-style-name="Table_20_Contents" style:list-style-name="L1">
      <loext:graphic-properties draw:fill="none"/>
      <style:paragraph-properties fo:margin-top="0cm" fo:margin-bottom="0cm" loext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57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58" style:family="paragraph" style:parent-style-name="Table_20_Contents">
      <loext:graphic-properties draw:fill="none"/>
      <style:paragraph-properties fo:margin-left="0cm" fo:margin-right="0cm" fo:margin-top="0.4cm" fo:margin-bottom="0.199cm" loext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59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0" style:family="text">
      <style:text-properties fo:color="#000000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1" style:family="text">
      <style:text-properties fo:color="#000000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32" style:family="text">
      <style:text-properties fo:color="#000000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33" style:family="text">
      <style:text-properties fo:color="#2a3499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4" style:family="text">
      <style:text-properties fo:color="#2a3499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5" style:family="text">
      <style:text-properties fo:color="#2a3499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6" style:family="text">
      <style:text-properties fo:color="#2a3499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37" style:family="text">
      <style:text-properties fo:color="#2a3499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8" style:family="text">
      <style:text-properties fo:color="#2a3499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39" style:family="text">
      <style:text-properties fo:color="#2a3499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40" style:family="text">
      <style:text-properties fo:color="#2a3499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41" style:family="text">
      <style:text-properties fo:color="#2a3499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49" style:family="text"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0" style:family="text"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1" style:family="text">
      <style:text-properties fo:color="#1a237e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2" style:family="text">
      <style:text-properties fo:color="#1a237e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115ba7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78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80" style:family="text">
      <style:text-properties style:use-window-font-color="true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81" style:family="text">
      <style:text-properties style:use-window-font-color="true" fo:letter-spacing="normal" fo:language="ca" fo:country="ES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fo:letter-spacing="normal" fo:language="ca" fo:country="ES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83" style:family="text">
      <style:text-properties style:use-window-font-color="true" fo:letter-spacing="normal" fo:language="ca" fo:country="ES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84" style:family="text">
      <style:text-properties style:use-window-font-color="true" fo:letter-spacing="normal" fo:language="ca" fo:country="ES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86" style:family="text">
      <style:text-properties style:use-window-font-color="true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87" style:family="text">
      <style:text-properties style:use-window-font-color="true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88" style:family="text">
      <style:text-properties style:use-window-font-color="true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89" style:family="text">
      <style:text-properties style:use-window-font-color="true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90" style:family="text">
      <style:text-properties style:use-window-font-color="true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91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92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93" style:family="text">
      <style:text-properties officeooo:rsid="006c6bf2" style:font-name-asian="Times New Roman" style:font-name-complex="Times New Roman" style:language-complex="ar" style:country-complex="SA"/>
    </style:style>
    <style:style style:name="T94" style:family="text">
      <style:text-properties officeooo:rsid="00b3b6a9" style:font-name-asian="Times New Roman" style:font-name-complex="Times New Roman" style:language-complex="ar" style:country-complex="SA"/>
    </style:style>
    <style:style style:name="T95" style:family="text">
      <style:text-properties officeooo:rsid="00b4c33c" style:font-name-asian="Times New Roman" style:font-name-complex="Times New Roman" style:language-complex="ar" style:country-complex="SA"/>
    </style:style>
    <style:style style:name="T96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97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98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99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100" style:family="text">
      <style:text-properties style:font-name="Arial" fo:language="ca" fo:country="ES"/>
    </style:style>
    <style:style style:name="T101" style:family="text">
      <style:text-properties fo:language="ca" fo:country="ES"/>
    </style:style>
    <style:style style:name="T102" style:family="text">
      <style:text-properties officeooo:rsid="0115ba73"/>
    </style:style>
    <style:style style:name="T103" style:family="text">
      <style:text-properties officeooo:rsid="0098d5de"/>
    </style:style>
    <style:style style:name="T104" style:family="text">
      <style:text-properties officeooo:rsid="00d845ba"/>
    </style:style>
    <style:style style:name="T105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106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107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9" text:outline-level="1"><text:span text:style-name="Strong_20_Emphasis"><text:span text:style-name="T33"/></text:span></text:h>
      <text:h text:style-name="P29" text:outline-level="1"><text:span text:style-name="Strong_20_Emphasis"><text:span text:style-name="T33"/></text:span></text:h>
      <text:h text:style-name="P29" text:outline-level="1"><text:span text:style-name="Strong_20_Emphasis"><text:span text:style-name="T33"/></text:span></text:h>
      <text:h text:style-name="P30" text:outline-level="1"><text:span text:style-name="Strong_20_Emphasis"><text:span text:style-name="T33">UD0</text:span></text:span><text:span text:style-name="Strong_20_Emphasis"><text:span text:style-name="T35">6</text:span></text:span><text:span text:style-name="Strong_20_Emphasis"><text:span text:style-name="T36">A</text:span></text:span><text:span text:style-name="Strong_20_Emphasis"><text:span text:style-name="T34">0</text:span></text:span><text:span text:style-name="Strong_20_Emphasis"><text:span text:style-name="T36">2</text:span></text:span><text:span text:style-name="Strong_20_Emphasis"><text:span text:style-name="T33">.- </text:span></text:span><text:span text:style-name="Strong_20_Emphasis"><text:span text:style-name="T38">Desplegament </text:span></text:span><text:span text:style-name="Strong_20_Emphasis"><text:span text:style-name="T39">d’una </text:span></text:span><text:span text:style-name="Strong_20_Emphasis"><text:span text:style-name="T40">aplicació </text:span></text:span><text:span text:style-name="Strong_20_Emphasis"><text:span text:style-name="T41">php</text:span></text:span><text:span text:style-name="Strong_20_Emphasis"><text:span text:style-name="T40"> amb stack LAMP</text:span></text:span></text:h>
      <text:h text:style-name="P26" text:outline-level="1"/>
      <text:h text:style-name="P27" text:outline-level="1"/>
      <text:h text:style-name="P28" text:outline-level="1"/>
      <text:p text:style-name="P11"/>
      <text:h text:style-name="P28" text:outline-level="1">Nom persona 1</text:h>
      <text:p text:style-name="P3"><text:span text:style-name="Strong_20_Emphasis"><text:span text:style-name="T29">Nom persona 2</text:span></text:span></text:p>
      <text:p text:style-name="P3"><text:span text:style-name="Strong_20_Emphasis"><text:span text:style-name="T29"/></text:span></text:p>
      <text:p text:style-name="P3"><text:span text:style-name="Strong_20_Emphasis"><text:span text:style-name="T29"/></text:span></text:p>
      <text:p text:style-name="P3"><text:span text:style-name="Strong_20_Emphasis"><text:span text:style-name="T29"/></text:span></text:p>
      <text:p text:style-name="P3"><text:span text:style-name="Strong_20_Emphasis"><text:span text:style-name="T29"/></text:span></text:p>
      <text:p text:style-name="P3"/>
      <text:p text:style-name="P58"><text:soft-page-break/><text:span text:style-name="T69">Consulta la documentació oficial i c</text:span><text:span text:style-name="T68">ontesta </text:span><text:span text:style-name="T70">breument</text:span><text:span text:style-name="T68"> i </text:span><text:span text:style-name="T71">amb les teues paraules</text:span><text:span text:style-name="T68"> a les següents </text:span><text:span text:style-name="T71">qüestions</text:span><text:span text:style-name="T68">:</text:span></text:p>
      <text:list xml:id="list370609132" text:style-name="L1">
        <text:list-header>
          <text:p text:style-name="P19"><text:span text:style-name="T91">1.</text:span><text:span text:style-name="T92">1</text:span><text:span text:style-name="T91">.-</text:span><text:span text:style-name="T93"> </text:span><text:span text:style-name="T94">Quines variables d’entorn poden configurar-se en la imatge de mysql? Enum</text:span><text:span text:style-name="T95">e</text:span><text:span text:style-name="T94">ra-les <text:s/>i descriu per a que serveix cadascuna.</text:span></text:p>
        </text:list-header>
      </text:list>
      <table:table table:name="Table2" table:style-name="Table2">
        <table:table-column table:style-name="Table2.A"/>
        <table:table-row table:style-name="TableLine105553134813952">
          <table:table-cell table:style-name="Table2.A1" office:value-type="string">
            <text:list xml:id="list194807226798658" text:continue-numbering="true" text:style-name="L1">
              <text:list-header>
                <text:p text:style-name="P42"/>
              </text:list-header>
              <text:list-item>
                <text:p text:style-name="P45"/>
              </text:list-item>
            </text:list>
          </table:table-cell>
        </table:table-row>
      </table:table>
      <text:list xml:id="list194806218844459" text:continue-numbering="true" text:style-name="L1">
        <text:list-header>
          <text:p text:style-name="P35"/>
          <text:p text:style-name="P22"><text:span text:style-name="T79">1.2.-</text:span><text:span text:style-name="T74"> Quines </text:span><text:span text:style-name="T75">altres </text:span><text:span text:style-name="T74">opcions podem indicar per a la directiva </text:span><text:span text:style-name="T79">restart</text:span><text:span text:style-name="T76">? Explica el comportament </text:span><text:span text:style-name="T77">d</text:span><text:span text:style-name="T76">el contenidor </text:span><text:span text:style-name="T77">amb cada opció </text:span><text:span text:style-name="T76">davant una parada manual i davant una fallada del mateix.</text:span></text:p>
        </text:list-header>
      </text:list>
      <table:table table:name="Table3" table:style-name="Table3">
        <table:table-column table:style-name="Table3.A"/>
        <table:table-row table:style-name="TableLine105553134354688">
          <table:table-cell table:style-name="Table3.A1" office:value-type="string">
            <text:list xml:id="list194807119737377" text:continue-numbering="true" text:style-name="L1">
              <text:list-header>
                <text:p text:style-name="P42"/>
              </text:list-header>
              <text:list-item>
                <text:p text:style-name="P45"/>
              </text:list-item>
            </text:list>
          </table:table-cell>
        </table:table-row>
      </table:table>
      <text:list xml:id="list194806912233573" text:continue-numbering="true" text:style-name="L1">
        <text:list-header>
          <text:p text:style-name="P39"/>
          <text:p text:style-name="P48"><text:span text:style-name="T44">2.</text:span><text:span text:style-name="T48"> </text:span><text:span text:style-name="T45">Tenint en compte el que hem aprés a la pràctica anterior</text:span></text:p>
          <text:p text:style-name="P23"><text:span text:style-name="T44">2</text:span><text:span text:style-name="T42">.</text:span><text:span text:style-name="T43">1</text:span><text:span text:style-name="T42">.-</text:span><text:span text:style-name="T46"> </text:span><text:span text:style-name="T45">Explica el que fa cada una de les línies </text:span><text:span text:style-name="T47">que hem definir al fitxer Dockerfile</text:span><text:span text:style-name="T4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<text:span text:style-name="T31">D</text:span><text:span text:style-name="T32">ocker</text:span><text:span text:style-name="T31">file</text:span></text:p>
          </table:table-cell>
        </table:table-row>
        <table:table-row table:style-name="Table11.2">
          <table:table-cell table:style-name="Table11.A2" office:value-type="string">
            <text:p text:style-name="P32"><text:span text:style-name="Source_20_Text"><text:span text:style-name="T101">FROM nginx:latest</text:span></text:span></text:p>
            <text:p text:style-name="P32"><text:bookmark text:name="__codelineno-13-2"/><text:span text:style-name="Source_20_Text">COPY ./default.conf /etc/nginx/conf.d/default.conf</text:span></text:p>
          </table:table-cell>
        </table:table-row>
      </table:table>
      <text:list xml:id="list194807496658387" text:continue-numbering="true" text:style-name="L1">
        <text:list-header>
          <text:p text:style-name="P24"><text:span text:style-name="T42"/></text:p>
        </text:list-header>
      </text:list>
      <table:table table:name="Table5" table:style-name="Table5">
        <table:table-column table:style-name="Table5.A"/>
        <table:table-row table:style-name="TableLine105553134356224">
          <table:table-cell table:style-name="Table5.A1" office:value-type="string">
            <text:list xml:id="list194807400472629" text:continue-numbering="true" text:style-name="L1">
              <text:list-header>
                <text:p text:style-name="P42"/>
              </text:list-header>
              <text:list-item>
                <text:p text:style-name="P45"/>
              </text:list-item>
            </text:list>
          </table:table-cell>
        </table:table-row>
      </table:table>
      <text:list xml:id="list194807325166917" text:continue-numbering="true" text:style-name="L1">
        <text:list-header>
          <text:p text:style-name="P40"/>
          <text:p text:style-name="P25"><text:span text:style-name="T56">2</text:span><text:span text:style-name="T55">.2.-</text:span><text:span text:style-name="T62"> </text:span><text:span text:style-name="T63">Crea una imatge anomenada </text:span><text:span text:style-name="T80">app-example:v1</text:span><text:span text:style-name="T63"> que quede guardada a la teua màquina. </text:span><text:span text:style-name="T52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 table:style-name="TableLine105553134825984">
          <table:table-cell table:style-name="Table6.A1" office:value-type="string">
            <text:list xml:id="list194806332706817" text:continue-numbering="true" text:style-name="L1">
              <text:list-header>
                <text:p text:style-name="P42"/>
              </text:list-header>
              <text:list-item>
                <text:p text:style-name="P45"><text:soft-page-break/></text:p>
              </text:list-item>
            </text:list>
          </table:table-cell>
        </table:table-row>
      </table:table>
      <text:list xml:id="list194806410742471" text:continue-numbering="true" text:style-name="L1">
        <text:list-header>
          <text:p text:style-name="P39"/>
          <text:p text:style-name="P49"><text:span text:style-name="T56">3. </text:span><text:span text:style-name="T61">E</text:span><text:span text:style-name="T64">xplica amb les teues paraules la </text:span><text:span text:style-name="T57">diferencia</text:span><text:span text:style-name="T64"> entre el volum utilitzat </text:span><text:span text:style-name="T65">en la </text:span><text:span text:style-name="T58">primera part</text:span><text:span text:style-name="T57"> </text:span><text:span text:style-name="T65"><text:s/>(directori on es guarden les dades de les bases de dades</text:span><text:span text:style-name="T64"> i el </text:span><text:span text:style-name="T57">bind mount</text:span><text:span text:style-name="T64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60">següent recurs</text:span></text:a><text:span text:style-name="T64"> que tens a aules.</text:span></text:p>
        </text:list-header>
      </text:list>
      <table:table table:name="Table7" table:style-name="Table7">
        <table:table-column table:style-name="Table7.A"/>
        <table:table-row table:style-name="TableLine105553135039488">
          <table:table-cell table:style-name="Table7.A1" office:value-type="string">
            <text:list xml:id="list194806118042099" text:continue-numbering="true" text:style-name="L1">
              <text:list-header>
                <text:p text:style-name="P42"/>
              </text:list-header>
              <text:list-item>
                <text:p text:style-name="P45"/>
              </text:list-item>
            </text:list>
          </table:table-cell>
        </table:table-row>
      </table:table>
      <text:list xml:id="list194807541629106" text:continue-numbering="true" text:style-name="L1">
        <text:list-header>
          <text:p text:style-name="P39"/>
        </text:list-header>
      </text:list>
      <text:p text:style-name="P51"><text:span text:style-name="T102">4. </text:span><text:span text:style-name="T103">D</text:span>u a terme el desplegament del web indicat als punt anteriors però tenint en compte les següents peculiaritats:</text:p>
      <text:list xml:id="list194807408782359" text:continue-numbering="true" text:style-name="L1">
        <text:list-item>
          <text:p text:style-name="P52">El servi<text:span text:style-name="T104">dor</text:span> de base de dades s’anomenarà "sgbd" i la contraseña del usuarí de la base de dades serà "ud6a02password".</text:p>
        </text:list-item>
        <text:list-item>
          <text:p text:style-name="P53">La base de dades s’anomenarà ‘crm_db’, i el usuari de connexió ‘db-user’</text:p>
        </text:list-item>
        <text:list-item>
          <text:p text:style-name="P52">El volum per a emmagatzemar les dades de les bases de dades rebrà el nom de "mysql-data".</text:p>
        </text:list-item>
        <text:list-item>
          <text:p text:style-name="P56"><text:span text:style-name="T20">El virtualhost sols atendrà el domini "</text:span><text:span text:style-name="T21">grupoXX</text:span><text:span text:style-name="T20">.</text:span><text:span text:style-name="T21">lan</text:span><text:span text:style-name="T20">"</text:span></text:p>
        </text:list-item>
        <text:list-item>
          <text:p text:style-name="P54">El document root del servidor nginx será "/var/www/html</text:p>
          <text:p text:style-name="P59"><text:span text:style-name="Emphasis"><text:span text:style-name="T105">Una vegada desplegada l’aplicació mostra captures de pantalla de:</text:span></text:span></text:p>
          <text:p text:style-name="P59"><text:span text:style-name="Emphasis"><text:span text:style-name="T106"/></text:span></text:p>
          <text:p text:style-name="P59"><text:span text:style-name="Emphasis"><text:span text:style-name="T106">4.1.- </text:span></text:span><text:span text:style-name="Emphasis"><text:span text:style-name="T105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 table:style-name="TableLine105553134828288">
          <table:table-cell table:style-name="Table4.A1" office:value-type="string">
            <text:p text:style-name="P5"/>
            <text:p text:style-name="P10"/>
          </table:table-cell>
        </table:table-row>
      </table:table>
      <text:p text:style-name="P12"/>
      <text:list xml:id="list194806285017283" text:continue-numbering="true" text:style-name="L1">
        <text:list-header>
          <text:p text:style-name="P59"><text:span text:style-name="Emphasis"><text:span text:style-name="T106">4.2.- </text:span></text:span><text:span text:style-name="Emphasis"><text:span text:style-name="T105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 table:style-name="TableLine105553134363904">
          <table:table-cell table:style-name="Table1.A1" office:value-type="string">
            <text:p text:style-name="P44"/>
            <text:p text:style-name="P47"/>
          </table:table-cell>
        </table:table-row>
      </table:table>
      <text:p text:style-name="P41"><text:span text:style-name="Emphasis"><text:span text:style-name="T26"/></text:span></text:p>
      <text:list xml:id="list194807171442767" text:continue-numbering="true" text:style-name="L1">
        <text:list-header>
          <text:p text:style-name="P59"><text:span text:style-name="Emphasis"><text:span text:style-name="T106">4.3.- </text:span></text:span><text:span text:style-name="Emphasis"><text:span text:style-name="T105">Els volums que s’han creat</text:span></text:span></text:p>
        </text:list-header>
      </text:list>
      <table:table table:name="Table8" table:style-name="Table8">
        <table:table-column table:style-name="Table8.A"/>
        <text:soft-page-break/>
        <table:table-row table:style-name="TableLine105553133556480">
          <table:table-cell table:style-name="Table8.A1" office:value-type="string">
            <text:p text:style-name="P44"/>
            <text:p text:style-name="P47"/>
          </table:table-cell>
        </table:table-row>
      </table:table>
      <text:p text:style-name="P41"><text:span text:style-name="Emphasis"><text:span text:style-name="T26"/></text:span></text:p>
      <text:list xml:id="list194806065896312" text:continue-numbering="true" text:style-name="L1">
        <text:list-header>
          <text:p text:style-name="P59"><text:span text:style-name="Emphasis"><text:span text:style-name="T106">4.4.- </text:span></text:span><text:span text:style-name="Emphasis"><text:span text:style-name="T105">El fitxer docker-compose.yml que has definit</text:span></text:span></text:p>
        </text:list-header>
      </text:list>
      <table:table table:name="Table9" table:style-name="Table9">
        <table:table-column table:style-name="Table9.A"/>
        <table:table-row table:style-name="TableLine105553133610496">
          <table:table-cell table:style-name="Table9.A1" office:value-type="string">
            <text:p text:style-name="P44"/>
            <text:p text:style-name="P47"/>
          </table:table-cell>
        </table:table-row>
      </table:table>
      <text:list xml:id="list194806911145817" text:continue-numbering="true" text:style-name="L1">
        <text:list-header>
          <text:p text:style-name="P59"><text:span text:style-name="Emphasis"><text:span text:style-name="T106"/></text:span></text:p>
          <text:p text:style-name="P59"><text:span text:style-name="Emphasis"><text:span text:style-name="T106">4.5.- </text:span></text:span><text:span text:style-name="Emphasis"><text:span text:style-name="T107">El fitxer de configuració del server root</text:span></text:span></text:p>
        </text:list-header>
      </text:list>
      <table:table table:name="Table10" table:style-name="Table10">
        <table:table-column table:style-name="Table10.A"/>
        <table:table-row table:style-name="TableLine105553133616384">
          <table:table-cell table:style-name="Table10.A1" office:value-type="string">
            <text:p text:style-name="P44"/>
            <text:p text:style-name="P47"/>
          </table:table-cell>
        </table:table-row>
      </table:table>
      <text:p text:style-name="P41"><text:span text:style-name="Emphasis"><text:span text:style-name="T26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1" svg:font-family="'Courier New'" style:font-family-generic="modern"/>
    <style:font-face style:name="Arial1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20100000191000001A33FC0EAA2DBC0DDB1.png" xlink:type="simple" xlink:show="embed" xlink:actuate="onLoad" loext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4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4-02-06T19:48:05.306989541</dc:date>
    <meta:editing-duration>PT19H53M40S</meta:editing-duration>
    <meta:editing-cycles>149</meta:editing-cycles>
    <meta:generator>LibreOffice/6.4.7.2$MacOSX_X86_64 LibreOffice_project/639b8ac485750d5696d7590a72ef1b496725cfb5</meta:generator>
    <meta:document-statistic meta:table-count="11" meta:image-count="0" meta:object-count="0" meta:page-count="4" meta:paragraph-count="45" meta:word-count="375" meta:character-count="2142" meta:non-whitespace-character-count="1825"/>
  </office:meta>
</office:document-meta>
</file>